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hiAQIPredictionResult" table:style-name="ta1">
        <table:shapes>
          <draw:frame draw:z-index="0" draw:style-name="gr1" draw:text-style-name="P1" svg:width="159.99mm" svg:height="89.99mm" svg:x="67.05mm" svg:y="1mm">
            <draw:object draw:notify-on-update-of-ranges="DelhiAQIPredictionResult.A1:DelhiAQIPredictionResult.A1 DelhiAQIPredictionResult.A2:DelhiAQIPredictionResult.A8 DelhiAQIPredictionResult.C1:DelhiAQIPredictionResult.C1 DelhiAQIPredictionResult.C2:DelhiAQIPredictionResult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float" office:value="229.637085680126" calcext:value-type="float">
            <text:p>229.637085680126</text:p>
          </table:table-cell>
          <table:table-cell office:value-type="float" office:value="801" calcext:value-type="float">
            <text:p>8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29.650415681019" calcext:value-type="float">
            <text:p>229.650415681019</text:p>
          </table:table-cell>
          <table:table-cell office:value-type="float" office:value="802" calcext:value-type="float">
            <text:p>80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29.658647394001" calcext:value-type="float">
            <text:p>229.658647394001</text:p>
          </table:table-cell>
          <table:table-cell office:value-type="float" office:value="803" calcext:value-type="float">
            <text:p>80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9.661778912569" calcext:value-type="float">
            <text:p>229.661778912569</text:p>
          </table:table-cell>
          <table:table-cell office:value-type="float" office:value="804" calcext:value-type="float">
            <text:p>80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.659809511426" calcext:value-type="float">
            <text:p>229.659809511426</text:p>
          </table:table-cell>
          <table:table-cell office:value-type="float" office:value="805" calcext:value-type="float">
            <text:p>8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9.652739646711" calcext:value-type="float">
            <text:p>229.652739646711</text:p>
          </table:table-cell>
          <table:table-cell office:value-type="float" office:value="806" calcext:value-type="float">
            <text:p>80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29.640570955852" calcext:value-type="float">
            <text:p>229.640570955852</text:p>
          </table:table-cell>
          <table:table-cell office:value-type="float" office:value="807" calcext:value-type="float">
            <text:p>807</text:p>
          </table:table-cell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22:07:55.604794312</dc:date>
    <meta:editing-duration>PT25M2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Delhi AQI Prediction</text:p>
        </chart:title>
        <chart:subtitle svg:x="5.72cm" svg:y="1.275cm" chart:style-name="ch3">
          <text:p>From 4/11/19 To 11/11/19</text:p>
        </chart:subtitle>
        <chart:legend chart:legend-position="end" svg:x="13.121cm" svg:y="3.952cm" style:legend-expansion="high" chart:style-name="ch4"/>
        <chart:plot-area chart:style-name="ch5" table:cell-range-address="DelhiAQIPredictionResult.A1:DelhiAQIPredictionResult.A8 DelhiAQIPredictionResult.C1:DelhiAQIPredictionResult.C8" chart:data-source-has-labels="row" svg:x="1.331cm" svg:y="2.138cm" svg:width="11.47cm" svg:height="5.701cm">
          <chartooo:coordinate-region svg:x="2.138cm" svg:y="2.338cm" svg:width="10.569cm" svg:height="4.854cm"/>
          <chart:axis chart:dimension="x" chart:name="primary-x" chart:style-name="ch6">
            <chart:title svg:x="6.718cm" svg:y="8.019cm" chart:style-name="ch7">
              <text:p>Day</text:p>
            </chart:title>
          </chart:axis>
          <chart:axis chart:dimension="y" chart:name="primary-y" chart:style-name="ch6">
            <chart:title svg:x="0.451cm" svg:y="5.31cm" chart:style-name="ch8">
              <text:p>AQi</text:p>
            </chart:title>
            <chart:grid chart:style-name="ch9" chart:class="major"/>
          </chart:axis>
          <chart:series chart:style-name="ch10" chart:values-cell-range-address="DelhiAQIPredictionResult.A2:DelhiAQIPredictionResult.A8" chart:label-cell-address="DelhiAQIPredictionResult.A1:DelhiAQIPredictionResult.A1" chart:class="chart:line">
            <chart:data-point chart:repeated="7"/>
          </chart:series>
          <chart:series chart:style-name="ch11" chart:values-cell-range-address="DelhiAQIPredictionResult.C2:DelhiAQIPredictionResult.C8" chart:label-cell-address="DelhiAQIPredictionResult.C1:DelhiAQIPredictionResult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DelhiAQIPredictionResult.A1:DelhiAQIPredictionResult.A1</svg:desc>
                </draw:g>
              </table:table-cell>
              <table:table-cell office:value-type="string">
                <text:p>Actual</text:p>
                <draw:g>
                  <svg:desc>DelhiAQIPredictionResult.C1:DelhiAQIPrediction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.637085680126">
                <text:p>229.637085680126</text:p>
                <draw:g>
                  <svg:desc>DelhiAQIPredictionResult.A2:DelhiAQIPredictionResult.A8</svg:desc>
                </draw:g>
              </table:table-cell>
              <table:table-cell office:value-type="float" office:value="346">
                <text:p>346</text:p>
                <draw:g>
                  <svg:desc>DelhiAQIPredictionResult.C2:DelhiAQIPredictionResult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650415681019">
                <text:p>229.6504156810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.658647394001">
                <text:p>229.6586473940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.661778912569">
                <text:p>229.66177891256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.659809511426">
                <text:p>229.6598095114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9.652739646711">
                <text:p>229.65273964671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.640570955852">
                <text:p>229.640570955852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